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84f72" officeooo:paragraph-rsid="00084f72"/>
    </style:style>
    <style:style style:name="P2" style:family="paragraph" style:parent-style-name="Standard">
      <style:text-properties fo:font-size="18pt" officeooo:rsid="00084f72" officeooo:paragraph-rsid="00084f72" style:font-size-asian="18pt" style:font-size-complex="18pt"/>
    </style:style>
    <style:style style:name="P3" style:family="paragraph" style:parent-style-name="Standard">
      <style:text-properties fo:font-size="18pt" fo:font-weight="bold" officeooo:rsid="0008a4a1" officeooo:paragraph-rsid="0008a4a1" style:font-size-asian="18pt" style:font-weight-asian="bold" style:font-size-complex="18pt" style:font-weight-complex="bold"/>
    </style:style>
    <style:style style:name="P4" style:family="paragraph" style:parent-style-name="Standard">
      <style:text-properties fo:font-size="18pt" fo:font-weight="bold" officeooo:rsid="000c5624" officeooo:paragraph-rsid="000c5624" style:font-size-asian="18pt" style:font-weight-asian="bold" style:font-size-complex="18pt" style:font-weight-complex="bold"/>
    </style:style>
    <style:style style:name="P5" style:family="paragraph" style:parent-style-name="Standard">
      <style:text-properties fo:font-size="18pt" fo:font-weight="bold" officeooo:rsid="000cca28" officeooo:paragraph-rsid="000cca28" style:font-size-asian="18pt" style:font-weight-asian="bold" style:font-size-complex="18pt" style:font-weight-complex="bold"/>
    </style:style>
    <style:style style:name="P6" style:family="paragraph" style:parent-style-name="Standard">
      <style:text-properties fo:font-size="18pt" fo:font-weight="bold" officeooo:rsid="001258e0" officeooo:paragraph-rsid="001258e0" style:font-size-asian="18pt" style:font-weight-asian="bold" style:font-size-complex="18pt" style:font-weight-complex="bold"/>
    </style:style>
    <style:style style:name="P7" style:family="paragraph" style:parent-style-name="Standard">
      <style:text-properties fo:font-size="18pt" fo:font-weight="bold" officeooo:rsid="00142db3" officeooo:paragraph-rsid="00142db3" style:font-size-asian="18pt" style:font-weight-asian="bold" style:font-size-complex="18pt" style:font-weight-complex="bold"/>
    </style:style>
    <style:style style:name="P8" style:family="paragraph" style:parent-style-name="Standard">
      <style:text-properties fo:font-size="18pt" fo:font-weight="bold" officeooo:rsid="00187e96" officeooo:paragraph-rsid="00187e96" style:font-size-asian="18pt" style:font-weight-asian="bold" style:font-size-complex="18pt" style:font-weight-complex="bold"/>
    </style:style>
    <style:style style:name="P9" style:family="paragraph" style:parent-style-name="Standard">
      <style:text-properties fo:font-size="18pt" fo:font-weight="bold" officeooo:rsid="0019205c" officeooo:paragraph-rsid="0019205c" style:font-size-asian="18pt" style:font-weight-asian="bold" style:font-size-complex="18pt" style:font-weight-complex="bold"/>
    </style:style>
    <style:style style:name="P10" style:family="paragraph" style:parent-style-name="Standard">
      <style:text-properties officeooo:rsid="0008a4a1" officeooo:paragraph-rsid="0008a4a1"/>
    </style:style>
    <style:style style:name="P11" style:family="paragraph" style:parent-style-name="Standard">
      <style:text-properties officeooo:rsid="0008a8f8" officeooo:paragraph-rsid="0008a8f8"/>
    </style:style>
    <style:style style:name="P12" style:family="paragraph" style:parent-style-name="Standard">
      <style:text-properties fo:font-weight="bold" officeooo:rsid="0008a8f8" officeooo:paragraph-rsid="0008a8f8" style:font-weight-asian="bold" style:font-weight-complex="bold"/>
    </style:style>
    <style:style style:name="P13" style:family="paragraph" style:parent-style-name="Standard">
      <style:text-properties fo:font-weight="bold" officeooo:rsid="0009702e" officeooo:paragraph-rsid="0009702e" style:font-weight-asian="bold" style:font-weight-complex="bold"/>
    </style:style>
    <style:style style:name="P14" style:family="paragraph" style:parent-style-name="Standard">
      <style:text-properties fo:font-weight="bold" officeooo:rsid="000b6b27" officeooo:paragraph-rsid="000b6b27" style:font-weight-asian="bold" style:font-weight-complex="bold"/>
    </style:style>
    <style:style style:name="P15" style:family="paragraph" style:parent-style-name="Standard">
      <style:text-properties fo:font-weight="bold" officeooo:rsid="000c5624" officeooo:paragraph-rsid="000c5624" style:font-weight-asian="bold" style:font-weight-complex="bold"/>
    </style:style>
    <style:style style:name="P16" style:family="paragraph" style:parent-style-name="Standard">
      <style:text-properties fo:font-weight="bold" officeooo:rsid="000cca28" officeooo:paragraph-rsid="000cca28" style:font-weight-asian="bold" style:font-weight-complex="bold"/>
    </style:style>
    <style:style style:name="P17" style:family="paragraph" style:parent-style-name="Standard">
      <style:text-properties fo:font-weight="bold" officeooo:rsid="001258e0" officeooo:paragraph-rsid="001258e0" style:font-weight-asian="bold" style:font-weight-complex="bold"/>
    </style:style>
    <style:style style:name="P18" style:family="paragraph" style:parent-style-name="Standard">
      <style:text-properties fo:font-weight="bold" officeooo:rsid="00130e34" officeooo:paragraph-rsid="00130e34" style:font-weight-asian="bold" style:font-weight-complex="bold"/>
    </style:style>
    <style:style style:name="P19" style:family="paragraph" style:parent-style-name="Standard">
      <style:text-properties fo:font-weight="bold" officeooo:rsid="00133933" officeooo:paragraph-rsid="00133933" style:font-weight-asian="bold" style:font-weight-complex="bold"/>
    </style:style>
    <style:style style:name="P20" style:family="paragraph" style:parent-style-name="Standard">
      <style:text-properties fo:font-weight="bold" officeooo:rsid="00142db3" officeooo:paragraph-rsid="00142db3" style:font-weight-asian="bold" style:font-weight-complex="bold"/>
    </style:style>
    <style:style style:name="P21" style:family="paragraph" style:parent-style-name="Standard">
      <style:text-properties fo:font-weight="normal" officeooo:rsid="000c5624" officeooo:paragraph-rsid="000c5624" style:font-weight-asian="normal" style:font-weight-complex="normal"/>
    </style:style>
    <style:style style:name="P22" style:family="paragraph" style:parent-style-name="Standard">
      <style:text-properties fo:font-weight="normal" officeooo:rsid="000c74f2" officeooo:paragraph-rsid="000c5624" style:font-weight-asian="normal" style:font-weight-complex="normal"/>
    </style:style>
    <style:style style:name="P23" style:family="paragraph" style:parent-style-name="Standard">
      <style:text-properties fo:font-weight="normal" officeooo:rsid="00142db3" officeooo:paragraph-rsid="00142db3" style:font-weight-asian="normal" style:font-weight-complex="normal"/>
    </style:style>
    <style:style style:name="P24" style:family="paragraph" style:parent-style-name="Standard">
      <style:text-properties fo:font-weight="normal" officeooo:rsid="00159c69" officeooo:paragraph-rsid="00142db3" style:font-weight-asian="normal" style:font-weight-complex="normal"/>
    </style:style>
    <style:style style:name="P25" style:family="paragraph" style:parent-style-name="Standard">
      <style:text-properties fo:font-weight="normal" officeooo:rsid="00187e96" officeooo:paragraph-rsid="00187e96" style:font-weight-asian="normal" style:font-weight-complex="normal"/>
    </style:style>
    <style:style style:name="P26" style:family="paragraph" style:parent-style-name="Standard">
      <style:text-properties fo:font-weight="normal" officeooo:rsid="0019205c" officeooo:paragraph-rsid="0019205c" style:font-weight-asian="normal" style:font-weight-complex="normal"/>
    </style:style>
    <style:style style:name="P27" style:family="paragraph" style:parent-style-name="Standard">
      <style:text-properties fo:font-weight="normal" officeooo:rsid="0019931a" officeooo:paragraph-rsid="0019931a"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0187e96" officeooo:paragraph-rsid="00187e96" style:font-weight-asian="normal" style:font-weight-complex="normal"/>
    </style:style>
    <style:style style:name="P29" style:family="paragraph" style:parent-style-name="Standard">
      <style:text-properties fo:font-weight="normal" officeooo:rsid="0019931a" officeooo:paragraph-rsid="0019931a" style:font-weight-asian="normal" style:font-weight-complex="normal"/>
    </style:style>
    <style:style style:name="P30" style:family="paragraph" style:parent-style-name="Standard">
      <style:text-properties fo:font-weight="normal" officeooo:rsid="001b1dab" officeooo:paragraph-rsid="001b1dab" style:font-weight-asian="normal" style:font-weight-complex="normal"/>
    </style:style>
    <style:style style:name="T1" style:family="text">
      <style:text-properties fo:font-size="15pt" fo:font-weight="bold" style:font-size-asian="15pt" style:font-weight-asian="bold" style:font-size-complex="15pt" style:font-weight-complex="bold"/>
    </style:style>
    <style:style style:name="T2" style:family="text">
      <style:text-properties fo:font-weight="bold" style:font-weight-asian="bold" style:font-weight-complex="bold"/>
    </style:style>
    <style:style style:name="T3" style:family="text">
      <style:text-properties fo:font-weight="bold" officeooo:rsid="0008a8f8" style:font-weight-asian="bold" style:font-weight-complex="bold"/>
    </style:style>
    <style:style style:name="T4" style:family="text">
      <style:text-properties officeooo:rsid="00088a56"/>
    </style:style>
    <style:style style:name="T5" style:family="text">
      <style:text-properties style:text-underline-style="solid" style:text-underline-width="auto" style:text-underline-color="font-color"/>
    </style:style>
    <style:style style:name="T6" style:family="text">
      <style:text-properties officeooo:rsid="0008a8f8"/>
    </style:style>
    <style:style style:name="T7" style:family="text">
      <style:text-properties fo:font-weight="normal" style:font-weight-asian="normal" style:font-weight-complex="normal"/>
    </style:style>
    <style:style style:name="T8" style:family="text">
      <style:text-properties fo:font-weight="normal" officeooo:rsid="0009702e" style:font-weight-asian="normal" style:font-weight-complex="normal"/>
    </style:style>
    <style:style style:name="T9" style:family="text">
      <style:text-properties fo:font-weight="normal" officeooo:rsid="000c5624" style:font-weight-asian="normal" style:font-weight-complex="normal"/>
    </style:style>
    <style:style style:name="T10" style:family="text">
      <style:text-properties fo:font-weight="normal" officeooo:rsid="000c74f2" style:font-weight-asian="normal" style:font-weight-complex="normal"/>
    </style:style>
    <style:style style:name="T11" style:family="text">
      <style:text-properties fo:font-weight="normal" officeooo:rsid="000cca28" style:font-weight-asian="normal" style:font-weight-complex="normal"/>
    </style:style>
    <style:style style:name="T12" style:family="text">
      <style:text-properties fo:font-weight="normal" officeooo:rsid="000cff2b" style:font-weight-asian="normal" style:font-weight-complex="normal"/>
    </style:style>
    <style:style style:name="T13" style:family="text">
      <style:text-properties fo:font-weight="normal" officeooo:rsid="000eeac1" style:font-weight-asian="normal" style:font-weight-complex="normal"/>
    </style:style>
    <style:style style:name="T14" style:family="text">
      <style:text-properties fo:font-weight="normal" officeooo:rsid="00159c69" style:font-weight-asian="normal" style:font-weight-complex="normal"/>
    </style:style>
    <style:style style:name="T15" style:family="text">
      <style:text-properties officeooo:rsid="000cff2b"/>
    </style:style>
    <style:style style:name="T16" style:family="text">
      <style:text-properties officeooo:rsid="000eea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Representação de Cores </text:span><text:span text:style-name="T3">em HTML</text:span></text:p>
      <text:p text:style-name="P1"><text:span text:style-name="T1"/></text:p>
      <text:p text:style-name="P1"><text:span text:style-name="T2">style: </text:span>Usado para aplicar o CSS nas tags, pode ser inserido diretamente na tag, <text:span text:style-name="T4">pode ser usado também na cabeça do seu código html e também poder usado via link.</text:span></text:p>
      <text:p text:style-name="P1"/>
      <text:p text:style-name="P1"><text:span text:style-name="T2">background-color:</text:span> Muda a cor de todo o corpo da tag, seja ela body, h1, h2 …</text:p>
      <text:p text:style-name="P1"/>
      <text:p text:style-name="P1"><text:span text:style-name="T2">color:</text:span> Muda apenas as cores dos textos representados em cada tag.</text:p>
      <text:p text:style-name="P1"/>
      <text:p text:style-name="P3">Harmonia de cores</text:p>
      <text:p text:style-name="P10"/>
      <text:p text:style-name="P11"><text:span text:style-name="T2">Objetivo:</text:span><text:span text:style-name="T7"> Conseguir encontrar uma paleta de cores harmônicas para o seu projeto. </text:span></text:p>
      <text:p text:style-name="P10"><text:span text:style-name="T2"/></text:p>
      <text:p text:style-name="P10"><text:span text:style-name="T2">Cores primárias:</text:span> Amarelo, Vermelho e Azul.</text:p>
      <text:p text:style-name="P10"/>
      <text:p text:style-name="P10"><text:span text:style-name="T2">Cores secundárias:</text:span> Laranja, Roxo e Verde.</text:p>
      <text:p text:style-name="P10"/>
      <text:p text:style-name="P10"><text:span text:style-name="T2">Cores terciárias:</text:span> (<text:span text:style-name="T5">Cores terciárias são todas as cores que estão entre uma cor primária e uma cor secundária, e seus nomes vão sempre começar com o nome da cor primária</text:span>) <text:span text:style-name="T6">Amarelo-esverdeado, Amarelo-alaranjado, Vermelho-alaranjado, Vermelho-arroxeado, Azul-arroxeado e Azul-esverdeado.</text:span></text:p>
      <text:p text:style-name="P10"><text:s/></text:p>
      <text:p text:style-name="P12">Cores complementares: <text:span text:style-name="T7">São cores que se contrasta bem com uma cor, essas cores vão sempre está em lados opostos no c</text:span><text:span text:style-name="T8">í</text:span><text:span text:style-name="T7">rculo c</text:span><text:span text:style-name="T8">ro</text:span><text:span text:style-name="T7">mático.</text:span></text:p>
      <text:p text:style-name="P11"/>
      <text:p text:style-name="P13">Cores análogas: <text:span text:style-name="T7">São todas as cores que estão diretamente ao lado, as cores vizinhas, que são cores que tem uma relação entre si.</text:span></text:p>
      <text:p text:style-name="P13"><text:span text:style-name="T7"/></text:p>
      <text:p text:style-name="P13">Cores análogas e uma complementar: <text:span text:style-name="T7">Você escolher uma cor dento do círculo cromático, e vai pegar as dua cores análogas a ela, após isso pegue a cor complementar à cor que você escolheu primeiramente.</text:span></text:p>
      <text:p text:style-name="P13"><text:span text:style-name="T7"/></text:p>
      <text:p text:style-name="P13">Cores análogas relacionadas: <text:span text:style-name="T7">Você vai escolher duas cores análogas, pular a terceira e pegar a quarta cor, isso vai fazer com que você tenha duas cores que se relacionam e uma cor que vai criar um pequeno contraste.</text:span></text:p>
      <text:p text:style-name="P13"><text:span text:style-name="T7"/></text:p>
      <text:p text:style-name="P13">Cores intercaladas: <text:span text:style-name="T7">Você vai escolher uma cor e ir pulando de uma em uma e pegar três a cinco cores para montar sua paleta.</text:span></text:p>
      <text:p text:style-name="P13"><text:span text:style-name="T7"/></text:p>
      <text:p text:style-name="P14">Cores triádicas: <text:span text:style-name="T7">Você vai escolher uma cor e ir pulando de três em três, assim você vai obter três cores para a sua paleta.</text:span></text:p>
      <text:p text:style-name="P14"><text:span text:style-name="T7"/></text:p>
      <text:p text:style-name="P14">Cores em quadrado: <text:span text:style-name="T7">Você ai escolher uma cor e ir pulando de duas em duas, assim você vai obter quadro cores para a sua paleta.</text:span></text:p>
      <text:p text:style-name="P14"><text:span text:style-name="T7"/></text:p>
      <text:p text:style-name="P14">Cores tetrádicas: <text:span text:style-name="T7">Você vai escolher duas cores da sua preferência e vai pegar as cores complementares dessas cores, assim obtendo quadro cores para a sua paleta.</text:span></text:p>
      <text:p text:style-name="P14"><text:span text:style-name="T7"/></text:p>
      <text:p text:style-name="P14">Monocromia: <text:span text:style-name="T7">Você vai escolher uma cor do círculo cromático e vai alterar o brilho dessa cor obtendo diferentes tons dessa cor, </text:span><text:span text:style-name="T9">o famoso degradê.</text:span></text:p>
      <text:p text:style-name="P14"><text:span text:style-name="T9"/></text:p>
      <text:p text:style-name="P4"><text:soft-page-break/>Ferramentas para harmonia de cores</text:p>
      <text:p text:style-name="P15"><text:span text:style-name="T7"/></text:p>
      <text:p text:style-name="P21">- Adobe Color</text:p>
      <text:p text:style-name="P15"><text:span text:style-name="T7">- </text:span><text:span text:style-name="T10">Paletton</text:span></text:p>
      <text:p text:style-name="P22">- Coolors</text:p>
      <text:p text:style-name="P15"><text:span text:style-name="T10">- </text:span><text:span text:style-name="T11">Color zila (para pegar quaquer cor da tela do computador)</text:span></text:p>
      <text:p text:style-name="P15"><text:span text:style-name="T11"/></text:p>
      <text:p text:style-name="P5">Degradê em HTML</text:p>
      <text:p text:style-name="P16"><text:span text:style-name="T7"/></text:p>
      <text:p text:style-name="P16"><text:span text:style-name="T7">Para fazer uma degradê em HTML vamos usar a tag </text:span>back<text:span text:style-name="T15">ground-image</text:span><text:span text:style-name="T12">, dentro dessa tag tem uam função chamada</text:span><text:span text:style-name="T15"> linear-gradient</text:span><text:span text:style-name="T12"> </text:span><text:span text:style-name="T13">ou</text:span><text:span text:style-name="T16"> radial-gradient</text:span><text:span text:style-name="T15"> </text:span><text:span text:style-name="T12">onde você vai indicar a direção </text:span><text:span text:style-name="T13">ou a formado </text:span><text:span text:style-name="T12">do degradê e depois as cores do degradê.</text:span></text:p>
      <text:p text:style-name="P16"><text:span text:style-name="T12"/></text:p>
      <text:p text:style-name="P6"><text:span text:style-name="T15">F</text:span>ontes: Anatomia dos tipos</text:p>
      <text:p text:style-name="P17"><text:span text:style-name="T7"/></text:p>
      <text:p text:style-name="P17">Altura x:<text:span text:style-name="T7"> É a altura das letras minúsculas de uma fonte, tem esse nome porque ela se baseia na altura da letra “x” de cada fonte.</text:span></text:p>
      <text:p text:style-name="P17"><text:span text:style-name="T7"/></text:p>
      <text:p text:style-name="P17">Altura das maiúsculas:<text:span text:style-name="T7"> É o tamanho das letras maiúsculas de uma fonte.</text:span></text:p>
      <text:p text:style-name="P17"><text:span text:style-name="T7"/></text:p>
      <text:p text:style-name="P18">Ascendente:<text:span text:style-name="T7"> É a altura dos vazamentos para cima das letras minúsculas, pode ter o mesmo tamanho das letras maiúsculas em algumas. </text:span></text:p>
      <text:p text:style-name="P18"><text:span text:style-name="T7"/></text:p>
      <text:p text:style-name="P18">Descendentes:<text:span text:style-name="T7"> É a alturas dos vazamentos para baixo das letras minúsculas.</text:span></text:p>
      <text:p text:style-name="P18"><text:span text:style-name="T7"/></text:p>
      <text:p text:style-name="P19">Corpo: <text:span text:style-name="T7">É a altura total da fonte.</text:span></text:p>
      <text:p text:style-name="P19"><text:span text:style-name="T7"/></text:p>
      <text:p text:style-name="P20">Glifo:<text:span text:style-name="T7"> É a letra de uma fonte.</text:span></text:p>
      <text:p text:style-name="P20"><text:span text:style-name="T7"/></text:p>
      <text:p text:style-name="P20">Fonte:<text:span text:style-name="T7"> É o conjunto de glifos.</text:span></text:p>
      <text:p text:style-name="P20"><text:span text:style-name="T7"/></text:p>
      <text:p text:style-name="P20">Família tipográfica: <text:span text:style-name="T7">É a variação de vários tipos de glifos em uma fonte, tem fonte que os glifos terão várias variações, já outras não terão tantos, isso depende bastante da fonte que vai ser usada.</text:span></text:p>
      <text:p text:style-name="P20"><text:span text:style-name="T7"/></text:p>
      <text:p text:style-name="P7">Categorias de fontes</text:p>
      <text:p text:style-name="P20"><text:span text:style-name="T7"/></text:p>
      <text:p text:style-name="P23">- Serifadas;</text:p>
      <text:p text:style-name="P20"><text:span text:style-name="T7">- </text:span><text:span text:style-name="T14">Sans-serif (Sem serifa) preferenciais para sites;</text:span></text:p>
      <text:p text:style-name="P24">- Monoespaçada;</text:p>
      <text:p text:style-name="P24">- Handwriting (Escrito a mão);</text:p>
      <text:p text:style-name="P24">- Display.</text:p>
      <text:p text:style-name="P24"/>
      <text:p text:style-name="P8">Tamanho de fontes</text:p>
      <text:p text:style-name="P25"><text:s/></text:p>
      <text:p text:style-name="P27">Para indicar o tamanho da fonte usamos font-size.</text:p>
      <text:p text:style-name="P27"/>
      <text:p text:style-name="P25"><text:span text:style-name="T2">Medidas absolutas:</text:span> cm, mm, in (polegada), px, pt, pc.</text:p>
      <text:p text:style-name="P25"/>
      <text:p text:style-name="P25"><text:span text:style-name="T2">Meditas relativas:</text:span> em, ex, rem, vw, vh, %.</text:p>
      <text:p text:style-name="P25"/>
      <text:p text:style-name="P28"><text:soft-page-break/>Recomendado usar px ou em como padrão. </text:p>
      <text:p text:style-name="P25"/>
      <text:p text:style-name="P25">16px = 1em</text:p>
      <text:p text:style-name="P25"/>
      <text:p text:style-name="P9">Peso e estilo</text:p>
      <text:p text:style-name="P26"/>
      <text:p text:style-name="P26">Para indicar o peso da fonte usamos font-weight.</text:p>
      <text:p text:style-name="P26"/>
      <text:p text:style-name="P26">Os valores aceitos por font-weight pode variar dependendo da fonte que você está usando, os valores podem ser nominais ou numéricos.</text:p>
      <text:p text:style-name="P26"/>
      <text:p text:style-name="P26"><text:span text:style-name="T2">Nominais:</text:span> lighter, normal, bold ou bolder.</text:p>
      <text:p text:style-name="P26"><text:span text:style-name="T2">Numéricos:</text:span> 100 – 900.</text:p>
      <text:p text:style-name="P26"/>
      <text:p text:style-name="P27">Para indicar o estilo da fonte usamos font-style, que podemos alterar entre a fonte normal ou a fonte em itátilco.</text:p>
      <text:p text:style-name="P27"/>
      <text:p text:style-name="P27">Podemos usar o shorthand font, usaremos a tag font e colocamos todas as atribuições para a fonte, porem twm que seguir a seguinte ordem.</text:p>
      <text:p text:style-name="P27"/>
      <text:p text:style-name="P27">font-style</text:p>
      <text:p text:style-name="P27">font-weigth</text:p>
      <text:p text:style-name="P27">font-size</text:p>
      <text:p text:style-name="P27">font-family</text:p>
      <text:p text:style-name="P27"/>
      <text:p text:style-name="P27">O shorthand não precisa ter todas as propriedades citadas a cima, mas teve seguir essa ordem. Assim simplificamos o nosso código.</text:p>
      <text:p text:style-name="P27"/>
      <text:p text:style-name="P30"><text:span text:style-name="T2">Site para fontes:</text:span> Google Fon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1T13:56:01.929000000</meta:creation-date>
    <meta:generator>LibreOffice/24.2.2.2$Windows_X86_64 LibreOffice_project/d56cc158d8a96260b836f100ef4b4ef25d6f1a01</meta:generator>
    <dc:date>2025-01-29T20:38:34.085000000</dc:date>
    <meta:editing-duration>PT1H33M57S</meta:editing-duration>
    <meta:editing-cycles>8</meta:editing-cycles>
    <meta:document-statistic meta:table-count="0" meta:image-count="0" meta:object-count="0" meta:page-count="3" meta:paragraph-count="61" meta:word-count="733" meta:character-count="4292" meta:non-whitespace-character-count="3612"/>
  </office:meta>
</office:document-meta>
</file>